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F000000722CE76AE6.png" manifest:media-type="image/png"/>
  <manifest:file-entry manifest:full-path="Pictures/100000010000033F0000005E62E6EC01.png" manifest:media-type="image/png"/>
  <manifest:file-entry manifest:full-path="Pictures/100000010000033F00000046E74630BC.png" manifest:media-type="image/png"/>
  <manifest:file-entry manifest:full-path="Pictures/100000010000032B000000718D17F7B9.png" manifest:media-type="image/png"/>
  <manifest:file-entry manifest:full-path="Pictures/100000010000033F0000005EC034C276.png" manifest:media-type="image/png"/>
  <manifest:file-entry manifest:full-path="Pictures/100000010000032B0000004F63D2CD3B.png" manifest:media-type="image/png"/>
  <manifest:file-entry manifest:full-path="Pictures/100000010000033F00000035C0A698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855" officeooo:paragraph-rsid="000d28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3" text:anchor-type="char" svg:x="-0.052in" svg:y="3.2709in" svg:width="6.6929in" svg:height="0.4264in" draw:z-index="2"><draw:image xlink:href="Pictures/100000010000033F00000035C0A69864.png" xlink:type="simple" xlink:show="embed" xlink:actuate="onLoad" draw:mime-type="image/png"/></draw:frame><draw:frame draw:style-name="fr2" draw:name="Image1" text:anchor-type="char" svg:width="6.6929in" svg:height="0.6516in" draw:z-index="0"><draw:image xlink:href="Pictures/100000010000032B0000004F63D2CD3B.png" xlink:type="simple" xlink:show="embed" xlink:actuate="onLoad" draw:mime-type="image/png"/></draw:frame>Q2)</text:p>
      <text:p text:style-name="P1"/>
      <text:p text:style-name="P1"/>
      <text:p text:style-name="P1"><draw:frame draw:style-name="fr1" draw:name="Image2" text:anchor-type="char" svg:x="0.0626in" svg:y="0.0654in" svg:width="6.6929in" svg:height="0.9319in" draw:z-index="1"><draw:image xlink:href="Pictures/100000010000032B000000718D17F7B9.png" xlink:type="simple" xlink:show="embed" xlink:actuate="onLoad" draw:mime-type="image/png"/></draw:frame></text:p>
      <text:p text:style-name="P1">Q3)</text:p>
      <text:p text:style-name="P1"/>
      <text:p text:style-name="P1"/>
      <text:p text:style-name="P1"/>
      <text:p text:style-name="P1"/>
      <text:p text:style-name="P1">Q4)</text:p>
      <text:p text:style-name="P1"/>
      <text:p text:style-name="P1"><draw:frame draw:style-name="fr1" draw:name="Image4" text:anchor-type="char" svg:x="-0.0102in" svg:y="0.0193in" svg:width="6.6929in" svg:height="0.5634in" draw:z-index="3"><draw:image xlink:href="Pictures/100000010000033F00000046E74630BC.png" xlink:type="simple" xlink:show="embed" xlink:actuate="onLoad" draw:mime-type="image/png"/></draw:frame></text:p>
      <text:p text:style-name="P1">Q5)</text:p>
      <text:p text:style-name="P1"><draw:frame draw:style-name="fr1" draw:name="Image5" text:anchor-type="char" svg:x="0in" svg:y="0.189in" svg:width="6.6929in" svg:height="0.7571in" draw:z-index="4"><draw:image xlink:href="Pictures/100000010000033F0000005EC034C276.png" xlink:type="simple" xlink:show="embed" xlink:actuate="onLoad" draw:mime-type="image/png"/></draw:frame></text:p>
      <text:p text:style-name="P1"/>
      <text:p text:style-name="P1">Q6)</text:p>
      <text:p text:style-name="P1"><draw:frame draw:style-name="fr1" draw:name="Image6" text:anchor-type="char" svg:x="0.0937in" svg:y="0.1366in" svg:width="6.6929in" svg:height="0.7571in" draw:z-index="5"><draw:image xlink:href="Pictures/100000010000033F0000005E62E6EC01.png" xlink:type="simple" xlink:show="embed" xlink:actuate="onLoad" draw:mime-type="image/png"/></draw:frame></text:p>
      <text:p text:style-name="P1">Q<draw:frame draw:style-name="fr1" draw:name="Image7" text:anchor-type="char" svg:x="0.1354in" svg:y="0.4264in" svg:width="6.6929in" svg:height="0.9181in" draw:z-index="6"><draw:image xlink:href="Pictures/100000010000033F000000722CE76AE6.png" xlink:type="simple" xlink:show="embed" xlink:actuate="onLoad" draw:mime-type="image/png"/></draw:frame>7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04:30:32.944162958</meta:creation-date>
    <dc:date>2025-11-03T04:35:18.746309962</dc:date>
    <meta:editing-duration>PT4M46S</meta:editing-duration>
    <meta:editing-cycles>1</meta:editing-cycles>
    <meta:document-statistic meta:table-count="0" meta:image-count="7" meta:object-count="0" meta:page-count="1" meta:paragraph-count="6" meta:word-count="6" meta:character-count="18" meta:non-whitespace-character-count="18"/>
    <meta:generator>LibreOffice/24.2.7.2$Linux_X86_64 LibreOffice_project/420$Build-2</meta:generator>
  </office:meta>
</office:document-meta>
</file>